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comprimento (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ú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ú + cama</text:p>
          </table:table-cell>
          <table:table-cell office:value-type="float" office:value="213" table:formula="of:=[.B3]+[.B2]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ho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inel gavetas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 gavetas (cada)</text:p>
          </table:table-cell>
          <table:table-cell office:value-type="float" office:value="61.5" table:style-name="ce1">
            <text:p>61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bra</text:p>
          </table:table-cell>
          <table:table-cell office:value-type="float" office:value="65" table:formula="of:=[.B6]-[.B7]*2" table:style-name="ce1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 colunas (cada)</text:p>
          </table:table-cell>
          <table:table-cell office:value-type="float" office:value="21.666666666666668" table:formula="of:=[.B8]/3" table:style-name="ce1">
            <text:p>21,6666666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ffset gaveta 1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fset gaveta 2</text:p>
          </table:table-cell>
          <table:table-cell office:value-type="float" office:value="133.16666666666666" table:formula="of:=[.B11]+[.B7]+[.B9]" table:style-name="ce1">
            <text:p>133,1666667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12-22T15:37:25Z</meta:creation-date>
    <dc:date>2019-12-23T17:45:56Z</dc:date>
  </office:meta>
</office:document-meta>
</file>